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Main?language=Basic&amp;location=application" xlink:type="simple"/>
    </office:event-listeners>
  </office:scripts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27T18:04:28.88</meta:creation-date>
    <meta:document-statistic meta:table-count="0" meta:image-count="0" meta:object-count="0" meta:page-count="1" meta:paragraph-count="0" meta:word-count="0" meta:character-count="0"/>
    <dc:date>2023-02-27T18:07:14.53</dc:date>
    <meta:editing-duration>PT2M55S</meta:editing-duration>
    <meta:editing-cycles>1</meta:editing-cycles>
    <meta:generator>OpenOffice/4.1.8$Win32 OpenOffice.org_project/418m3$Build-9803</meta:generator>
  </office:meta>
</office:document-meta>
</file>